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Entry.set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GroupName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String name , byte link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isDescendent( TarEntry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Entry.setIds( int userId , int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get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ModTime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ModTime( Date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writeEntryHeader( byte [ ] outbu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ar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equals( TarEntry 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Mo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rEntry.setUserId( int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GroupId( int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Grou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DirectoryEntr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Entry.isDire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Entry.isGNULongName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equals( Object 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Entry.setNames( String us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TarEntry( File fil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arEntry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parseTarHeader( byte [ ]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arEntry.TarEntry( byte [ ] header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